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reads(m4)</text:p>
          </table:table-cell>
          <table:table-cell office:value-type="string" calcext:value-type="string">
            <text:p>qdu</text:p>
          </table:table-cell>
          <table:table-cell office:value-type="string" calcext:value-type="string">
            <text:p>ddu</text:p>
          </table:table-cell>
          <table:table-cell office:value-type="string" calcext:value-type="string">
            <text:p>qdav</text:p>
          </table:table-cell>
          <table:table-cell office:value-type="string" calcext:value-type="string">
            <text:p>ddav</text:p>
          </table:table-cell>
          <table:table-cell office:value-type="string" calcext:value-type="string">
            <text:p>QDSD</text:p>
          </table:table-cell>
          <table:table-cell office:value-type="string" calcext:value-type="string">
            <text:p>ddsd</text:p>
          </table:table-cell>
        </table:table-row>
        <table:table-row table:style-name="ro2">
          <table:table-cell office:value-type="string" calcext:value-type="string">
            <text:p>2+1</text:p>
          </table:table-cell>
          <table:table-cell office:value-type="float" office:value="87.6937" calcext:value-type="float">
            <text:p>87.6937</text:p>
          </table:table-cell>
          <table:table-cell office:value-type="float" office:value="52.2145" calcext:value-type="float">
            <text:p>52.2145</text:p>
          </table:table-cell>
          <table:table-cell table:formula="of:=([.B2]+[.B3]+[.B4]+[.B5])/4" office:value-type="float" office:value="91.894225" calcext:value-type="float">
            <text:p>91.894225</text:p>
          </table:table-cell>
          <table:table-cell table:formula="of:=([.C2]+[.C3]+[.C4]+[.C5])/4" office:value-type="float" office:value="52.19365" calcext:value-type="float">
            <text:p>52.19365</text:p>
          </table:table-cell>
          <table:table-cell office:value-type="float" office:value="4.16" calcext:value-type="float">
            <text:p>4.16</text:p>
          </table:table-cell>
          <table:table-cell office:value-type="float" office:value="0.39169" calcext:value-type="float">
            <text:p>0.39169</text:p>
          </table:table-cell>
        </table:table-row>
        <table:table-row table:style-name="ro1">
          <table:table-cell office:value-type="string" calcext:value-type="string">
            <text:p>2+1</text:p>
          </table:table-cell>
          <table:table-cell office:value-type="float" office:value="96.6416" calcext:value-type="float">
            <text:p>96.6416</text:p>
          </table:table-cell>
          <table:table-cell office:value-type="float" office:value="51.5664" calcext:value-type="float">
            <text:p>51.5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</text:p>
          </table:table-cell>
          <table:table-cell office:value-type="float" office:value="95.4876" calcext:value-type="float">
            <text:p>95.4876</text:p>
          </table:table-cell>
          <table:table-cell office:value-type="float" office:value="52.3628" calcext:value-type="float">
            <text:p>52.3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</text:p>
          </table:table-cell>
          <table:table-cell office:value-type="float" office:value="87.754" calcext:value-type="float">
            <text:p>87.754</text:p>
          </table:table-cell>
          <table:table-cell office:value-type="float" office:value="52.6309" calcext:value-type="float">
            <text:p>52.6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1</text:p>
          </table:table-cell>
          <table:table-cell office:value-type="float" office:value="93.0929" calcext:value-type="float">
            <text:p>93.0929</text:p>
          </table:table-cell>
          <table:table-cell office:value-type="float" office:value="24.0762" calcext:value-type="float">
            <text:p>24.0762</text:p>
          </table:table-cell>
          <table:table-cell table:formula="of:=([.B6]+[.B7]+[.B8]+[.B9])/4" office:value-type="float" office:value="92.8821" calcext:value-type="float">
            <text:p>92.8821</text:p>
          </table:table-cell>
          <table:table-cell table:formula="of:=([.C6]+[.C7]+[.C8]+[.C9])/4" office:value-type="float" office:value="23.97175" calcext:value-type="float">
            <text:p>23.97175</text:p>
          </table:table-cell>
          <table:table-cell office:value-type="float" office:value="3.594" calcext:value-type="float">
            <text:p>3.594</text:p>
          </table:table-cell>
          <table:table-cell office:value-type="float" office:value="0.260316" calcext:value-type="float">
            <text:p>0.260316</text:p>
          </table:table-cell>
        </table:table-row>
        <table:table-row table:style-name="ro1">
          <table:table-cell office:value-type="string" calcext:value-type="string">
            <text:p>3+1</text:p>
          </table:table-cell>
          <table:table-cell office:value-type="float" office:value="87.0374" calcext:value-type="float">
            <text:p>87.0374</text:p>
          </table:table-cell>
          <table:table-cell office:value-type="float" office:value="24.1592" calcext:value-type="float">
            <text:p>24.1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1</text:p>
          </table:table-cell>
          <table:table-cell office:value-type="float" office:value="96.5885" calcext:value-type="float">
            <text:p>96.5885</text:p>
          </table:table-cell>
          <table:table-cell office:value-type="float" office:value="24.1278" calcext:value-type="float">
            <text:p>24.1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1</text:p>
          </table:table-cell>
          <table:table-cell office:value-type="float" office:value="94.8096" calcext:value-type="float">
            <text:p>94.8096</text:p>
          </table:table-cell>
          <table:table-cell office:value-type="float" office:value="23.5238" calcext:value-type="float">
            <text:p>23.5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1</text:p>
          </table:table-cell>
          <table:table-cell office:value-type="float" office:value="87.7987" calcext:value-type="float">
            <text:p>87.7987</text:p>
          </table:table-cell>
          <table:table-cell office:value-type="float" office:value="-5.19179" calcext:value-type="float">
            <text:p>-5.19179</text:p>
          </table:table-cell>
          <table:table-cell table:formula="of:=([.B10]+[.B11]+[.B12]+[.B13])/4" office:value-type="float" office:value="91.14605" calcext:value-type="float">
            <text:p>91.14605</text:p>
          </table:table-cell>
          <table:table-cell table:formula="of:=([.C10]+[.C11]+[.C12]+[.C13])/4" office:value-type="float" office:value="-6.22619" calcext:value-type="float">
            <text:p>-6.22619</text:p>
          </table:table-cell>
          <table:table-cell office:value-type="float" office:value="4.9754" calcext:value-type="float">
            <text:p>4.9754</text:p>
          </table:table-cell>
          <table:table-cell office:value-type="float" office:value="1.38134" calcext:value-type="float">
            <text:p>1.38134</text:p>
          </table:table-cell>
        </table:table-row>
        <table:table-row table:style-name="ro1">
          <table:table-cell office:value-type="string" calcext:value-type="string">
            <text:p>4+1</text:p>
          </table:table-cell>
          <table:table-cell office:value-type="float" office:value="84.8507" calcext:value-type="float">
            <text:p>84.8507</text:p>
          </table:table-cell>
          <table:table-cell office:value-type="float" office:value="-5.80641" calcext:value-type="float">
            <text:p>-5.80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1</text:p>
          </table:table-cell>
          <table:table-cell office:value-type="float" office:value="95.0481" calcext:value-type="float">
            <text:p>95.0481</text:p>
          </table:table-cell>
          <table:table-cell office:value-type="float" office:value="-8.58559" calcext:value-type="float">
            <text:p>-8.58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1</text:p>
          </table:table-cell>
          <table:table-cell office:value-type="float" office:value="96.8867" calcext:value-type="float">
            <text:p>96.8867</text:p>
          </table:table-cell>
          <table:table-cell office:value-type="float" office:value="-5.32097" calcext:value-type="float">
            <text:p>-5.3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1</text:p>
          </table:table-cell>
          <table:table-cell office:value-type="float" office:value="92.481" calcext:value-type="float">
            <text:p>92.481</text:p>
          </table:table-cell>
          <table:table-cell office:value-type="float" office:value="-30.3237" calcext:value-type="float">
            <text:p>-30.3237</text:p>
          </table:table-cell>
          <table:table-cell table:formula="of:=([.B15]+[.B16]+[.B17]+[.B14])/4" office:value-type="float" office:value="95.45175" calcext:value-type="float">
            <text:p>95.45175</text:p>
          </table:table-cell>
          <table:table-cell table:formula="of:=([.C14]+[.C15]+[.C16]+[.C17])/4" office:value-type="float" office:value="-29.891975" calcext:value-type="float">
            <text:p>-29.891975</text:p>
          </table:table-cell>
          <table:table-cell office:value-type="float" office:value="1.789" calcext:value-type="float">
            <text:p>1.789</text:p>
          </table:table-cell>
          <table:table-cell office:value-type="float" office:value="0.67186" calcext:value-type="float">
            <text:p>0.67186</text:p>
          </table:table-cell>
        </table:table-row>
        <table:table-row table:style-name="ro1">
          <table:table-cell office:value-type="string" calcext:value-type="string">
            <text:p>5+1</text:p>
          </table:table-cell>
          <table:table-cell office:value-type="float" office:value="97.0391" calcext:value-type="float">
            <text:p>97.0391</text:p>
          </table:table-cell>
          <table:table-cell office:value-type="float" office:value="-29.5192" calcext:value-type="float">
            <text:p>-29.5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1</text:p>
          </table:table-cell>
          <table:table-cell office:value-type="float" office:value="95.643" calcext:value-type="float">
            <text:p>95.643</text:p>
          </table:table-cell>
          <table:table-cell office:value-type="float" office:value="-30.7223" calcext:value-type="float">
            <text:p>-30.7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1</text:p>
          </table:table-cell>
          <table:table-cell office:value-type="float" office:value="96.6439" calcext:value-type="float">
            <text:p>96.6439</text:p>
          </table:table-cell>
          <table:table-cell office:value-type="float" office:value="-29.0027" calcext:value-type="float">
            <text:p>-29.0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1</text:p>
          </table:table-cell>
          <table:table-cell office:value-type="float" office:value="90.3478" calcext:value-type="float">
            <text:p>90.3478</text:p>
          </table:table-cell>
          <table:table-cell office:value-type="float" office:value="-59.8646" calcext:value-type="float">
            <text:p>-59.8646</text:p>
          </table:table-cell>
          <table:table-cell table:formula="of:=([.B18]+[.B19]+[.B20]+[.B21]+[.B22])/5" office:value-type="float" office:value="93.2439" calcext:value-type="float">
            <text:p>93.2439</text:p>
          </table:table-cell>
          <table:table-cell table:formula="of:=([.C18]+[.C19]+[.C20]+[.C22]+[.C21])/5" office:value-type="float" office:value="-62.7723" calcext:value-type="float">
            <text:p>-62.7723</text:p>
          </table:table-cell>
          <table:table-cell office:value-type="float" office:value="3.5728" calcext:value-type="float">
            <text:p>3.5728</text:p>
          </table:table-cell>
          <table:table-cell office:value-type="float" office:value="6.77667" calcext:value-type="float">
            <text:p>6.77667</text:p>
          </table:table-cell>
        </table:table-row>
        <table:table-row table:style-name="ro1">
          <table:table-cell office:value-type="string" calcext:value-type="string">
            <text:p>6+1</text:p>
          </table:table-cell>
          <table:table-cell office:value-type="float" office:value="96.9075" calcext:value-type="float">
            <text:p>96.9075</text:p>
          </table:table-cell>
          <table:table-cell office:value-type="float" office:value="-58.1897" calcext:value-type="float">
            <text:p>-58.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1</text:p>
          </table:table-cell>
          <table:table-cell office:value-type="float" office:value="94.2011" calcext:value-type="float">
            <text:p>94.2011</text:p>
          </table:table-cell>
          <table:table-cell office:value-type="float" office:value="-60.7955" calcext:value-type="float">
            <text:p>-60.7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1</text:p>
          </table:table-cell>
          <table:table-cell office:value-type="float" office:value="87.9312" calcext:value-type="float">
            <text:p>87.9312</text:p>
          </table:table-cell>
          <table:table-cell office:value-type="float" office:value="-76.2076" calcext:value-type="float">
            <text:p>-76.2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1</text:p>
          </table:table-cell>
          <table:table-cell office:value-type="float" office:value="96.8319" calcext:value-type="float">
            <text:p>96.8319</text:p>
          </table:table-cell>
          <table:table-cell office:value-type="float" office:value="-58.8041" calcext:value-type="float">
            <text:p>-58.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1</text:p>
          </table:table-cell>
          <table:table-cell office:value-type="float" office:value="90.4464" calcext:value-type="float">
            <text:p>90.4464</text:p>
          </table:table-cell>
          <table:table-cell office:value-type="float" office:value="-101.043" calcext:value-type="float">
            <text:p>-101.043</text:p>
          </table:table-cell>
          <table:table-cell table:formula="of:=([.B23]+[.B24]+[.B25]+[.B26])/4" office:value-type="float" office:value="83.303" calcext:value-type="float">
            <text:p>83.303</text:p>
          </table:table-cell>
          <table:table-cell table:formula="of:=([.C23]+[.C24]+[.C25]+[.C26])/4" office:value-type="float" office:value="-108.7915" calcext:value-type="float">
            <text:p>-108.7915</text:p>
          </table:table-cell>
          <table:table-cell office:value-type="float" office:value="10.0681" calcext:value-type="float">
            <text:p>10.0681</text:p>
          </table:table-cell>
          <table:table-cell office:value-type="float" office:value="6.13355" calcext:value-type="float">
            <text:p>6.13355</text:p>
          </table:table-cell>
        </table:table-row>
        <table:table-row table:style-name="ro1">
          <table:table-cell office:value-type="string" calcext:value-type="string">
            <text:p>7+1</text:p>
          </table:table-cell>
          <table:table-cell office:value-type="float" office:value="70.8368" calcext:value-type="float">
            <text:p>70.8368</text:p>
          </table:table-cell>
          <table:table-cell office:value-type="float" office:value="-106.45" calcext:value-type="float">
            <text:p>-106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1</text:p>
          </table:table-cell>
          <table:table-cell office:value-type="float" office:value="76.3502" calcext:value-type="float">
            <text:p>76.3502</text:p>
          </table:table-cell>
          <table:table-cell office:value-type="float" office:value="-117.963" calcext:value-type="float">
            <text:p>-117.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1</text:p>
          </table:table-cell>
          <table:table-cell office:value-type="float" office:value="95.5786" calcext:value-type="float">
            <text:p>95.5786</text:p>
          </table:table-cell>
          <table:table-cell office:value-type="float" office:value="-109.71" calcext:value-type="float">
            <text:p>-109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+1</text:p>
          </table:table-cell>
          <table:table-cell office:value-type="float" office:value="88.7777" calcext:value-type="float">
            <text:p>88.7777</text:p>
          </table:table-cell>
          <table:table-cell office:value-type="float" office:value="-157.866" calcext:value-type="float">
            <text:p>-157.866</text:p>
          </table:table-cell>
          <table:table-cell table:formula="of:=([.B27]+[.B28]+[.B29]+[.B30])/4" office:value-type="float" office:value="78.55795" calcext:value-type="float">
            <text:p>78.55795</text:p>
          </table:table-cell>
          <table:table-cell table:formula="of:=([.C27]+[.C28]+[.C29]+[.C30])/4" office:value-type="float" office:value="-185.63825" calcext:value-type="float">
            <text:p>-185.63825</text:p>
          </table:table-cell>
          <table:table-cell office:value-type="float" office:value="11.0744" calcext:value-type="float">
            <text:p>11.0744</text:p>
          </table:table-cell>
          <table:table-cell office:value-type="float" office:value="28.71014" calcext:value-type="float">
            <text:p>28.71014</text:p>
          </table:table-cell>
        </table:table-row>
        <table:table-row table:style-name="ro1">
          <table:table-cell office:value-type="string" calcext:value-type="string">
            <text:p>8+1</text:p>
          </table:table-cell>
          <table:table-cell office:value-type="float" office:value="70.1514" calcext:value-type="float">
            <text:p>70.1514</text:p>
          </table:table-cell>
          <table:table-cell office:value-type="float" office:value="-227.096" calcext:value-type="float">
            <text:p>-227.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+1</text:p>
          </table:table-cell>
          <table:table-cell office:value-type="float" office:value="90.1776" calcext:value-type="float">
            <text:p>90.1776</text:p>
          </table:table-cell>
          <table:table-cell office:value-type="float" office:value="-197.682" calcext:value-type="float">
            <text:p>-197.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+1</text:p>
          </table:table-cell>
          <table:table-cell office:value-type="float" office:value="65.1251" calcext:value-type="float">
            <text:p>65.1251</text:p>
          </table:table-cell>
          <table:table-cell office:value-type="float" office:value="-159.909" calcext:value-type="float">
            <text:p>-159.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od 3 (split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4.4566" calcext:value-type="float">
            <text:p>94.4566</text:p>
          </table:table-cell>
          <table:table-cell office:value-type="float" office:value="100" calcext:value-type="float">
            <text:p>100</text:p>
          </table:table-cell>
          <table:table-cell office:value-type="float" office:value="93.7267" calcext:value-type="float">
            <text:p>93.7267</text:p>
          </table:table-cell>
          <table:table-cell office:value-type="float" office:value="0" calcext:value-type="float">
            <text:p>0</text:p>
          </table:table-cell>
          <table:table-cell office:value-type="float" office:value="0.8681" calcext:value-type="float">
            <text:p>0.86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2.3703" calcext:value-type="float">
            <text:p>92.3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.512" calcext:value-type="float">
            <text:p>94.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.568" calcext:value-type="float">
            <text:p>93.5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6.3208" calcext:value-type="float">
            <text:p>86.3208</text:p>
          </table:table-cell>
          <table:table-cell office:value-type="float" office:value="100" calcext:value-type="float">
            <text:p>100</text:p>
          </table:table-cell>
          <table:table-cell office:value-type="float" office:value="84.7251" calcext:value-type="float">
            <text:p>84.7251</text:p>
          </table:table-cell>
          <table:table-cell office:value-type="float" office:value="0" calcext:value-type="float">
            <text:p>0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.5737" calcext:value-type="float">
            <text:p>84.5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.8014" calcext:value-type="float">
            <text:p>84.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3.2045" calcext:value-type="float">
            <text:p>83.20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9444" calcext:value-type="float">
            <text:p>99.9444</text:p>
          </table:table-cell>
          <table:table-cell office:value-type="float" office:value="82.0262" calcext:value-type="float">
            <text:p>82.0262</text:p>
          </table:table-cell>
          <table:table-cell office:value-type="float" office:value="99.2972" calcext:value-type="float">
            <text:p>99.2972</text:p>
          </table:table-cell>
          <table:table-cell office:value-type="float" office:value="82.3021" calcext:value-type="float">
            <text:p>82.3021</text:p>
          </table:table-cell>
          <table:table-cell office:value-type="float" office:value="1.0914" calcext:value-type="float">
            <text:p>1.0914</text:p>
          </table:table-cell>
          <table:table-cell office:value-type="float" office:value="0.9104" calcext:value-type="float">
            <text:p>0.9104</text:p>
          </table:table-cell>
        </table:table-row>
        <table:table-row table:style-name="ro1">
          <table:table-cell/>
          <table:table-cell office:value-type="float" office:value="99.9596" calcext:value-type="float">
            <text:p>99.9596</text:p>
          </table:table-cell>
          <table:table-cell office:value-type="float" office:value="83.7273" calcext:value-type="float">
            <text:p>83.7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.4076" calcext:value-type="float">
            <text:p>97.4076</text:p>
          </table:table-cell>
          <table:table-cell office:value-type="float" office:value="81.2044" calcext:value-type="float">
            <text:p>81.2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.8774" calcext:value-type="float">
            <text:p>99.8774</text:p>
          </table:table-cell>
          <table:table-cell office:value-type="float" office:value="82.2504" calcext:value-type="float">
            <text:p>82.25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731" calcext:value-type="float">
            <text:p>99.731</text:p>
          </table:table-cell>
          <table:table-cell office:value-type="float" office:value="67.015" calcext:value-type="float">
            <text:p>67.015</text:p>
          </table:table-cell>
          <table:table-cell office:value-type="float" office:value="99.3813" calcext:value-type="float">
            <text:p>99.3813</text:p>
          </table:table-cell>
          <table:table-cell office:value-type="float" office:value="66.9417" calcext:value-type="float">
            <text:p>66.9417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9309" calcext:value-type="float">
            <text:p>0.9309</text:p>
          </table:table-cell>
        </table:table-row>
        <table:table-row table:style-name="ro1">
          <table:table-cell/>
          <table:table-cell office:value-type="float" office:value="99.8752" calcext:value-type="float">
            <text:p>99.8752</text:p>
          </table:table-cell>
          <table:table-cell office:value-type="float" office:value="68.4327" calcext:value-type="float">
            <text:p>68.4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.4245" calcext:value-type="float">
            <text:p>98.4245</text:p>
          </table:table-cell>
          <table:table-cell office:value-type="float" office:value="66.0747" calcext:value-type="float">
            <text:p>66.0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.4944" calcext:value-type="float">
            <text:p>99.4944</text:p>
          </table:table-cell>
          <table:table-cell office:value-type="float" office:value="66.2445" calcext:value-type="float">
            <text:p>66.24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5975" calcext:value-type="float">
            <text:p>96.5975</text:p>
          </table:table-cell>
          <table:table-cell office:value-type="float" office:value="50.3932" calcext:value-type="float">
            <text:p>50.3932</text:p>
          </table:table-cell>
          <table:table-cell office:value-type="float" office:value="97.5878" calcext:value-type="float">
            <text:p>97.5878</text:p>
          </table:table-cell>
          <table:table-cell office:value-type="float" office:value="50.1146" calcext:value-type="float">
            <text:p>50.1146</text:p>
          </table:table-cell>
          <table:table-cell office:value-type="float" office:value="1.0272" calcext:value-type="float">
            <text:p>1.0272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/>
          <table:table-cell office:value-type="float" office:value="97.3173" calcext:value-type="float">
            <text:p>97.3173</text:p>
          </table:table-cell>
          <table:table-cell office:value-type="float" office:value="51.1329" calcext:value-type="float">
            <text:p>51.1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.1293" calcext:value-type="float">
            <text:p>97.1293</text:p>
          </table:table-cell>
          <table:table-cell office:value-type="float" office:value="50.2288" calcext:value-type="float">
            <text:p>50.2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.3072" calcext:value-type="float">
            <text:p>99.3072</text:p>
          </table:table-cell>
          <table:table-cell office:value-type="float" office:value="48.7034" calcext:value-type="float">
            <text:p>48.70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2252" calcext:value-type="float">
            <text:p>98.2252</text:p>
          </table:table-cell>
          <table:table-cell office:value-type="float" office:value="33.6165" calcext:value-type="float">
            <text:p>33.6165</text:p>
          </table:table-cell>
          <table:table-cell office:value-type="float" office:value="97.0724" calcext:value-type="float">
            <text:p>97.0724</text:p>
          </table:table-cell>
          <table:table-cell office:value-type="float" office:value="32.2258" calcext:value-type="float">
            <text:p>32.2258</text:p>
          </table:table-cell>
          <table:table-cell office:value-type="float" office:value="1.2228" calcext:value-type="float">
            <text:p>1.2228</text:p>
          </table:table-cell>
          <table:table-cell office:value-type="float" office:value="0.8254" calcext:value-type="float">
            <text:p>0.8254</text:p>
          </table:table-cell>
        </table:table-row>
        <table:table-row table:style-name="ro1">
          <table:table-cell/>
          <table:table-cell office:value-type="float" office:value="98.3054" calcext:value-type="float">
            <text:p>98.3054</text:p>
          </table:table-cell>
          <table:table-cell office:value-type="float" office:value="31.5846" calcext:value-type="float">
            <text:p>31.5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.5015" calcext:value-type="float">
            <text:p>95.5015</text:p>
          </table:table-cell>
          <table:table-cell office:value-type="float" office:value="31.6286" calcext:value-type="float">
            <text:p>31.6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.2575" calcext:value-type="float">
            <text:p>96.2575</text:p>
          </table:table-cell>
          <table:table-cell office:value-type="float" office:value="32.0733" calcext:value-type="float">
            <text:p>32.07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2881" calcext:value-type="float">
            <text:p>93.2881</text:p>
          </table:table-cell>
          <table:table-cell office:value-type="float" office:value="32.1732" calcext:value-type="float">
            <text:p>32.1732</text:p>
          </table:table-cell>
          <table:table-cell office:value-type="float" office:value="93.9058" calcext:value-type="float">
            <text:p>93.9058</text:p>
          </table:table-cell>
          <table:table-cell office:value-type="float" office:value="33.442" calcext:value-type="float">
            <text:p>33.442</text:p>
          </table:table-cell>
          <table:table-cell office:value-type="float" office:value="1.0851" calcext:value-type="float">
            <text:p>1.0851</text:p>
          </table:table-cell>
          <table:table-cell office:value-type="float" office:value="0.9781" calcext:value-type="float">
            <text:p>0.9781</text:p>
          </table:table-cell>
        </table:table-row>
        <table:table-row table:style-name="ro1">
          <table:table-cell/>
          <table:table-cell office:value-type="float" office:value="95.2563" calcext:value-type="float">
            <text:p>95.2563</text:p>
          </table:table-cell>
          <table:table-cell office:value-type="float" office:value="33.2697" calcext:value-type="float">
            <text:p>33.2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.5967" calcext:value-type="float">
            <text:p>94.5967</text:p>
          </table:table-cell>
          <table:table-cell office:value-type="float" office:value="33.4045" calcext:value-type="float">
            <text:p>33.4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.4821" calcext:value-type="float">
            <text:p>92.4821</text:p>
          </table:table-cell>
          <table:table-cell office:value-type="float" office:value="34.9204" calcext:value-type="float">
            <text:p>34.92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0:12:53.98109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1:57:58.059586900</meta:creation-date>
    <dc:date>2021-03-31T20:25:14.219048868</dc:date>
    <meta:editing-duration>PT2H36M22S</meta:editing-duration>
    <meta:editing-cycles>16</meta:editing-cycles>
    <meta:generator>LibreOffice/6.4.6.2$Linux_X86_64 LibreOffice_project/40$Build-2</meta:generator>
    <meta:document-statistic meta:table-count="1" meta:cell-count="214" meta:object-count="0"/>
  </office:meta>
</office:document-meta>
</file>